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f8f" officeooo:paragraph-rsid="00060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ghjksdfghjsdfghjsdfghj,dsfgcvb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4:19:10.394049841</meta:creation-date>
    <dc:date>2025-02-14T14:19:48.151695491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33" meta:non-whitespace-character-count="33"/>
    <meta:generator>LibreOffice/24.2.7.2$Linux_X86_64 LibreOffice_project/420$Build-2</meta:generator>
  </office:meta>
</office:document-meta>
</file>